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I just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'm goin' too!</text:p>
          </table:table-cell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about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take ten.</text:p>
          </table:table-cell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reak Alreadyyy? You terrestrials have no
energy, do Youuu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I believe “break“ refers to
”toilet break” in this case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ither way, I'm all Gooood!</text:p>
          </table:table-cell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don't need to visit the toilet 'cos of that
awesome suit, right, Tako-chan?</text:p>
          </table:table-cell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nks to its decomposition module, my pee
will disappear before it ever reaches my
Pantiiies!</text:p>
          </table:table-cell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so much power, it's kinda scary.</text:p>
          </table:table-cell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yes, we primitive terrestrials will just
have to make do with regular old toilets.</text:p>
          </table:table-cell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fraid you'll have to wait around until
everyone's done.</text:p>
          </table:table-cell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nderstooood! I'll just do some aimless
wandering while I waaait!</text:p>
          </table:table-cell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*staaaaaare*〜...</text:p>
          </table:table-cell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what is so interesting?</text:p>
          </table:table-cell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the “melon“ in this ”melon
soda” Meaaan?</text:p>
          </table:table-cell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referring to watermelon, which is a sweet,
juicy fruit, often consumed in the summer.</text:p>
          </table:table-cell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 office:value-type="string">
            <text:p>You know what takoyaki is, but not
watermelon?</text:p>
          </table:table-cell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akoyaki is a well-known delicacy on my home
Planeeet!</text:p>
          </table:table-cell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 office:value-type="string">
            <text:p>In fact, everyone in the Milky Way Federation
has heard of Iiit!</text:p>
          </table:table-cell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 never would have expected that
takoyaki would be a galactic-wide phenomenon...</text:p>
          </table:table-cell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, is this watermelon stuff any Gooood?</text:p>
          </table:table-cell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eat it very often, but you'd be hard-
pressed to find a human that hates it.</text:p>
          </table:table-cell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 that Riiight?</text:p>
          </table:table-cell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 office:value-type="string">
            <text:p>*staaare*</text:p>
          </table:table-cell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 office:value-type="string">
            <text:p>*glance*</text:p>
          </table:table-cell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e melon soda, please.</text:p>
          </table:table-cell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 office:value-type="string">
            <text:p>Store Clerk
“Coming right up—!”</text:p>
          </table:table-cell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! You're a great guy, aren't Youuu!!</text:p>
          </table:table-cell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 more or less forced my hand.)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oaaaaaaaaahhh!! It's so sweet and bubbly and
Deliciouuus!!!</text:p>
          </table:table-cell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 office:value-type="string">
            <text:p>I have fallen in Looove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 office:value-type="string">
            <text:p>Hey, hey, get me one more Booottle〜!</text:p>
          </table:table-cell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 office:value-type="string">
            <text:p>It's the last thing I'll ever ask Fooor!</text:p>
          </table:table-cell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..</text:p>
          </table:table-cell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ime's up. Is everyone here?</text:p>
          </table:table-cell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present—!</text:p>
          </table:table-cell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get a move on, shall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